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" manifest:full-path="Pictures/200001FE000010AB000013B1F9C74E3F.svm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ole-draw-aspect="1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0.16cm" svg:height="10.16cm" svg:x="1cm" svg:y="1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1" draw:text-style-name="P1" draw:layer="layout" svg:width="7.62cm" svg:height="10.16cm" svg:x="11.16cm" svg:y="1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2" draw:text-style-name="P1" draw:layer="layout" svg:width="4.266cm" svg:height="5.04cm" svg:x="19.288cm" svg:y="3.286cm">
          <draw:image xlink:href="Pictures/200001FE000010AB000013B1F9C74E3F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 Ding</meta:initial-creator>
    <meta:creation-date>2016-10-27T19:45:25</meta:creation-date>
    <dc:date>2016-11-28T06:20:04</dc:date>
    <dc:creator>Lu Ding</dc:creator>
    <meta:editing-duration>PT8M7S</meta:editing-duration>
    <meta:editing-cycles>9</meta:editing-cycles>
    <meta:generator>OpenOffice/4.1.3$Unix OpenOffice.org_project/413m1$Build-9783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width="0.025cm"/>
      <style:text-properties fo:font-family="'Times New Roman'" style:font-style-name="Normal" style:font-family-generic="roman"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'Times New Roman'" style:font-style-name="Normal" style:font-family-generic="roman" fo:font-size="12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width="0.025cm"/>
      <style:text-properties fo:font-family="'Times New Roman'" style:font-style-name="Normal" style:font-family-generic="roman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'Times New Roman'" style:font-style-name="Normal" style:font-family-generic="roman" fo:font-size="12pt" style:font-size-asian="9pt" style:font-size-complex="9pt"/>
    </style:style>
    <style:style style:name="ch7" style:family="chart" style:data-style-name="N8000">
      <style:chart-properties chart:symbol-type="named-symbol" chart:symbol-name="circle" chart:symbol-width="0.15cm" chart:symbol-height="0.15cm" chart:link-data-style-to-source="false"/>
      <style:graphic-properties svg:stroke-width="0.025cm" svg:stroke-color="#0000ff" draw:fill-color="#0000ff" dr3d:edge-rounding="5%"/>
      <style:text-properties fo:font-size="10pt" style:font-size-asian="10pt" style:font-size-complex="10pt"/>
    </style:style>
    <style:style style:name="ch8" style:family="chart" style:data-style-name="N8000">
      <style:chart-properties chart:symbol-type="named-symbol" chart:symbol-name="asterisk" chart:symbol-width="0.15cm" chart:symbol-height="0.15cm" chart:link-data-style-to-source="false"/>
      <style:graphic-properties draw:stroke="dash" draw:stroke-dash="Fine_20_Dashed_20__28_var_29_" svg:stroke-width="0.025cm" svg:stroke-color="#000099" draw:fill-color="#000099"/>
      <style:text-properties fo:font-size="10pt" style:font-size-asian="10pt" style:font-size-complex="10pt"/>
    </style:style>
    <style:style style:name="ch9" style:family="chart" style:data-style-name="N8000">
      <style:chart-properties chart:symbol-type="named-symbol" chart:symbol-name="circle" chart:symbol-width="0.15cm" chart:symbol-height="0.15cm" chart:link-data-style-to-source="false"/>
      <style:graphic-properties svg:stroke-width="0.025cm" svg:stroke-color="#ff0000" draw:fill-color="#ff0000" dr3d:edge-rounding="5%"/>
      <style:text-properties fo:font-size="10pt" style:font-size-asian="10pt" style:font-size-complex="10pt"/>
    </style:style>
    <style:style style:name="ch10" style:family="chart" style:data-style-name="N8000">
      <style:chart-properties chart:symbol-type="named-symbol" chart:symbol-name="asterisk" chart:symbol-width="0.15cm" chart:symbol-height="0.15cm" chart:link-data-style-to-source="false"/>
      <style:graphic-properties draw:stroke="dash" draw:stroke-dash="Fine_20_Dashed_20__28_var_29_" svg:stroke-width="0.025cm" svg:stroke-color="#990000" draw:fill-color="#990000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circle" chart:symbol-width="0.15cm" chart:symbol-height="0.15cm" chart:link-data-style-to-source="false"/>
      <style:graphic-properties svg:stroke-width="0.025cm" svg:stroke-color="#00cc00" draw:fill-color="#00cc00" dr3d:edge-rounding="5%"/>
      <style:text-properties fo:font-size="10pt" style:font-size-asian="10pt" style:font-size-complex="10pt"/>
    </style:style>
    <style:style style:name="ch12" style:family="chart" style:data-style-name="N8000">
      <style:chart-properties chart:symbol-type="named-symbol" chart:symbol-name="asterisk" chart:symbol-width="0.15cm" chart:symbol-height="0.15cm" chart:link-data-style-to-source="false"/>
      <style:graphic-properties draw:stroke="dash" draw:stroke-dash="Fine_20_Dashed_20__28_var_29_" svg:stroke-width="0.025cm" svg:stroke-color="#006600" draw:fill-color="#006600"/>
      <style:text-properties fo:font-size="10pt" style:font-size-asian="10pt" style:font-size-complex="10pt"/>
    </style:style>
    <style:style style:name="ch13" style:family="chart" style:data-style-name="N8000">
      <style:chart-properties chart:symbol-type="named-symbol" chart:symbol-name="circle" chart:symbol-width="0.15cm" chart:symbol-height="0.15cm" chart:link-data-style-to-source="false"/>
      <style:graphic-properties svg:stroke-width="0.025cm" svg:stroke-color="#6600ff" draw:fill-color="#6600ff"/>
      <style:text-properties fo:font-size="10pt" style:font-size-asian="10pt" style:font-size-complex="10pt"/>
    </style:style>
    <style:style style:name="ch14" style:family="chart" style:data-style-name="N8000">
      <style:chart-properties chart:symbol-type="named-symbol" chart:symbol-name="asterisk" chart:symbol-width="0.15cm" chart:symbol-height="0.15cm" chart:link-data-style-to-source="false"/>
      <style:graphic-properties svg:stroke-width="0.025cm" svg:stroke-color="#330099" draw:fill-color="#330099"/>
      <style:text-properties fo:font-size="10pt" style:font-size-asian="10pt" style:font-size-complex="10pt"/>
    </style:style>
    <style:style style:name="ch15" style:family="chart" style:data-style-name="N8000">
      <style:chart-properties chart:symbol-type="named-symbol" chart:symbol-name="circle" chart:symbol-width="0.15cm" chart:symbol-height="0.15cm" chart:link-data-style-to-source="false"/>
      <style:graphic-properties svg:stroke-width="0.025cm" svg:stroke-color="#00cccc" draw:fill-color="#00cccc"/>
      <style:text-properties fo:font-size="10pt" style:font-size-asian="10pt" style:font-size-complex="10pt"/>
    </style:style>
    <style:style style:name="ch16" style:family="chart" style:data-style-name="N8000">
      <style:chart-properties chart:symbol-type="named-symbol" chart:symbol-name="asterisk" chart:symbol-width="0.15cm" chart:symbol-height="0.15cm" chart:link-data-style-to-source="false"/>
      <style:graphic-properties draw:stroke="dash" draw:stroke-dash="Fine_20_Dashed_20__28_var_29_" svg:stroke-width="0.025cm" svg:stroke-color="#006666" draw:fill-color="#006666"/>
      <style:text-properties fo:font-size="10pt" style:font-size-asian="10pt" style:font-size-complex="10pt"/>
    </style:style>
    <style:style style:name="ch17" style:family="chart">
      <style:graphic-properties draw:stroke="solid" svg:stroke-width="0.051cm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0.161cm" svg:height="10.161cm" xlink:href="." xlink:type="simple" chart:class="chart:line" chart:style-name="ch1">
        <chart:plot-area chart:style-name="ch2" chart:data-source-has-labels="both" svg:x="1.37cm" svg:y="0.947cm" svg:width="8.385cm" svg:height="7.874cm">
          <chartooo:coordinate-region svg:x="1.806cm" svg:y="1.145cm" svg:width="7.855cm" svg:height="7.033cm"/>
          <chart:axis chart:dimension="x" chart:name="primary-x" chart:style-name="ch3" chartooo:axis-type="text">
            <chart:title svg:x="5.012cm" svg:y="9.024cm" chart:style-name="ch4">
              <text:p>nmax</text:p>
            </chart:title>
            <chart:categories table:cell-range-address="local-table.$B$1:.$F$1"/>
          </chart:axis>
          <chart:axis chart:dimension="y" chart:name="primary-y" chart:style-name="ch5">
            <chart:title svg:x="0.451cm" svg:y="5.803cm" chart:style-name="ch6">
              <text:p>time [sec]</text:p>
            </chart:title>
          </chart:axis>
          <chart:series chart:style-name="ch7" chart:values-cell-range-address="local-table.$B$2:.$F$2" chart:label-cell-address="local-table.$A$2" chart:class="chart:line">
            <chart:data-point chart:repeated="5"/>
          </chart:series>
          <chart:series chart:style-name="ch8" chart:values-cell-range-address="local-table.$B$4:.$F$4" chart:label-cell-address="local-table.$A$4" chart:class="chart:line">
            <chart:data-point chart:repeated="5"/>
          </chart:series>
          <chart:series chart:style-name="ch9" chart:values-cell-range-address="local-table.$B$6:.$F$6" chart:label-cell-address="local-table.$A$6" chart:class="chart:line">
            <chart:data-point chart:repeated="5"/>
          </chart:series>
          <chart:series chart:style-name="ch10" chart:values-cell-range-address="local-table.$B$8:.$F$8" chart:label-cell-address="local-table.$A$8" chart:class="chart:line">
            <chart:data-point chart:repeated="5"/>
          </chart:series>
          <chart:series chart:style-name="ch11" chart:values-cell-range-address="local-table.$B$10:.$F$10" chart:label-cell-address="local-table.$A$10" chart:class="chart:line">
            <chart:data-point chart:repeated="5"/>
          </chart:series>
          <chart:series chart:style-name="ch12" chart:values-cell-range-address="local-table.$B$3:.$F$3" chart:label-cell-address="local-table.$A$3" chart:class="chart:line">
            <chart:data-point chart:repeated="5"/>
          </chart:series>
          <chart:series chart:style-name="ch13" chart:values-cell-range-address="local-table.$B$5:.$F$5" chart:label-cell-address="local-table.$A$5" chart:class="chart:line">
            <chart:data-point chart:repeated="5"/>
          </chart:series>
          <chart:series chart:style-name="ch14" chart:values-cell-range-address="local-table.$B$7:.$F$7" chart:label-cell-address="local-table.$A$7" chart:class="chart:line">
            <chart:data-point chart:repeated="5"/>
          </chart:series>
          <chart:series chart:style-name="ch15" chart:values-cell-range-address="local-table.$B$9:.$F$9" chart:label-cell-address="local-table.$A$9" chart:class="chart:line">
            <chart:data-point chart:repeated="5"/>
          </chart:series>
          <chart:series chart:style-name="ch16" chart:values-cell-range-address="local-table.$B$11:.$F$11" chart:label-cell-address="local-table.$A$11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FFT3D (mmax)</text:p>
              </table:table-cell>
              <table:table-cell office:value-type="float" office:value="0.125980666666667">
                <text:p>0.125980666666667</text:p>
              </table:table-cell>
              <table:table-cell office:value-type="float" office:value="0.507589666666665">
                <text:p>0.507589666666665</text:p>
              </table:table-cell>
              <table:table-cell office:value-type="float" office:value="1.00384766666667">
                <text:p>1.00384766666667</text:p>
              </table:table-cell>
              <table:table-cell office:value-type="float" office:value="2.41696566666664">
                <text:p>2.41696566666664</text:p>
              </table:table-cell>
              <table:table-cell office:value-type="float" office:value="4.05704999999998">
                <text:p>4.05704999999998</text:p>
              </table:table-cell>
            </table:table-row>
            <table:table-row>
              <table:table-cell office:value-type="string">
                <text:p>rotM (nmax)</text:p>
              </table:table-cell>
              <table:table-cell office:value-type="float" office:value="0.158309000000002">
                <text:p>0.158309000000002</text:p>
              </table:table-cell>
              <table:table-cell office:value-type="float" office:value="0.403604999999998">
                <text:p>0.403604999999998</text:p>
              </table:table-cell>
              <table:table-cell office:value-type="float" office:value="0.795878999999994">
                <text:p>0.795878999999994</text:p>
              </table:table-cell>
              <table:table-cell office:value-type="float" office:value="1.63141866666666">
                <text:p>1.63141866666666</text:p>
              </table:table-cell>
              <table:table-cell office:value-type="float" office:value="2.780244">
                <text:p>2.780244</text:p>
              </table:table-cell>
            </table:table-row>
            <table:table-row>
              <table:table-cell office:value-type="string">
                <text:p>FFT3D (nmax)</text:p>
              </table:table-cell>
              <table:table-cell office:value-type="float" office:value="0.131312666666683">
                <text:p>0.131312666666683</text:p>
              </table:table-cell>
              <table:table-cell office:value-type="float" office:value="0.655233999999997">
                <text:p>0.655233999999997</text:p>
              </table:table-cell>
              <table:table-cell office:value-type="float" office:value="1.28880366666667">
                <text:p>1.28880366666667</text:p>
              </table:table-cell>
              <table:table-cell office:value-type="float" office:value="2.41329999999999">
                <text:p>2.41329999999999</text:p>
              </table:table-cell>
              <table:table-cell office:value-type="float" office:value="3.92973566666667">
                <text:p>3.92973566666667</text:p>
              </table:table-cell>
            </table:table-row>
            <table:table-row>
              <table:table-cell office:value-type="string">
                <text:p>OZ (mmax)</text:p>
              </table:table-cell>
              <table:table-cell office:value-type="float" office:value="0.0186643333333326">
                <text:p>0.0186643333333326</text:p>
              </table:table-cell>
              <table:table-cell office:value-type="float" office:value="0.105317">
                <text:p>0.105317</text:p>
              </table:table-cell>
              <table:table-cell office:value-type="float" office:value="0.324616999999994">
                <text:p>0.324616999999994</text:p>
              </table:table-cell>
              <table:table-cell office:value-type="float" office:value="0.905529333333363">
                <text:p>0.905529333333363</text:p>
              </table:table-cell>
              <table:table-cell office:value-type="float" office:value="1.760733">
                <text:p>1.760733</text:p>
              </table:table-cell>
            </table:table-row>
            <table:table-row>
              <table:table-cell office:value-type="string">
                <text:p>FGSHT (mmax)</text:p>
              </table:table-cell>
              <table:table-cell office:value-type="float" office:value="0.211634666666665">
                <text:p>0.211634666666665</text:p>
              </table:table-cell>
              <table:table-cell office:value-type="float" office:value="0.787547333333333">
                <text:p>0.787547333333333</text:p>
              </table:table-cell>
              <table:table-cell office:value-type="float" office:value="1.64775">
                <text:p>1.64775</text:p>
              </table:table-cell>
              <table:table-cell office:value-type="float" office:value="3.70043766666665">
                <text:p>3.70043766666665</text:p>
              </table:table-cell>
              <table:table-cell office:value-type="float" office:value="6.37136499999996">
                <text:p>6.37136499999996</text:p>
              </table:table-cell>
            </table:table-row>
            <table:table-row>
              <table:table-cell office:value-type="string">
                <text:p>OZ (nmax)</text:p>
              </table:table-cell>
              <table:table-cell office:value-type="float" office:value="0.00866599999999568">
                <text:p>0.00866599999999568</text:p>
              </table:table-cell>
              <table:table-cell office:value-type="float" office:value="0.104650999999999">
                <text:p>0.104650999999999</text:p>
              </table:table-cell>
              <table:table-cell office:value-type="float" office:value="0.298621666666646">
                <text:p>0.298621666666646</text:p>
              </table:table-cell>
              <table:table-cell office:value-type="float" office:value="0.862869000000006">
                <text:p>0.862869000000006</text:p>
              </table:table-cell>
              <table:table-cell office:value-type="float" office:value="1.82039">
                <text:p>1.82039</text:p>
              </table:table-cell>
            </table:table-row>
            <table:table-row>
              <table:table-cell office:value-type="string">
                <text:p>FGSHT (nmax)</text:p>
              </table:table-cell>
              <table:table-cell office:value-type="float" office:value="3.03287199999999">
                <text:p>3.03287199999999</text:p>
              </table:table-cell>
              <table:table-cell office:value-type="float" office:value="3.46680633333333">
                <text:p>3.46680633333333</text:p>
              </table:table-cell>
              <table:table-cell office:value-type="float" office:value="4.09871066666667">
                <text:p>4.09871066666667</text:p>
              </table:table-cell>
              <table:table-cell office:value-type="float" office:value="5.15121733333334">
                <text:p>5.15121733333334</text:p>
              </table:table-cell>
              <table:table-cell office:value-type="float" office:value="6.32437199999995">
                <text:p>6.32437199999995</text:p>
              </table:table-cell>
            </table:table-row>
            <table:table-row>
              <table:table-cell office:value-type="string">
                <text:p>other (mmax)</text:p>
              </table:table-cell>
              <table:table-cell office:value-type="float" office:value="0.0373270000000013">
                <text:p>0.0373270000000013</text:p>
              </table:table-cell>
              <table:table-cell office:value-type="float" office:value="0.156309333333326">
                <text:p>0.156309333333326</text:p>
              </table:table-cell>
              <table:table-cell office:value-type="float" office:value="0.296287333333324">
                <text:p>0.296287333333324</text:p>
              </table:table-cell>
              <table:table-cell office:value-type="float" office:value="0.805210666666662">
                <text:p>0.805210666666662</text:p>
              </table:table-cell>
              <table:table-cell office:value-type="float" office:value="1.19681766666663">
                <text:p>1.19681766666663</text:p>
              </table:table-cell>
            </table:table-row>
            <table:table-row>
              <table:table-cell office:value-type="string">
                <text:p>rotM (mmax)</text:p>
              </table:table-cell>
              <table:table-cell office:value-type="float" office:value="0.143978">
                <text:p>0.143978</text:p>
              </table:table-cell>
              <table:table-cell office:value-type="float" office:value="0.39694">
                <text:p>0.39694</text:p>
              </table:table-cell>
              <table:table-cell office:value-type="float" office:value="0.781881333333333">
                <text:p>0.781881333333333</text:p>
              </table:table-cell>
              <table:table-cell office:value-type="float" office:value="1.59909033333333">
                <text:p>1.59909033333333</text:p>
              </table:table-cell>
              <table:table-cell office:value-type="float" office:value="2.80423966666667">
                <text:p>2.80423966666667</text:p>
              </table:table-cell>
            </table:table-row>
            <table:table-row>
              <table:table-cell office:value-type="string">
                <text:p>other (nmax)</text:p>
              </table:table-cell>
              <table:table-cell office:value-type="float" office:value="1.12782899999998">
                <text:p>1.12782899999998</text:p>
              </table:table-cell>
              <table:table-cell office:value-type="float" office:value="1.09383333333332">
                <text:p>1.09383333333332</text:p>
              </table:table-cell>
              <table:table-cell office:value-type="float" office:value="1.09683266666667">
                <text:p>1.09683266666667</text:p>
              </table:table-cell>
              <table:table-cell office:value-type="float" office:value="1.12882733333328">
                <text:p>1.12882733333328</text:p>
              </table:table-cell>
              <table:table-cell office:value-type="float" office:value="1.20315099999995">
                <text:p>1.203150999999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width="0.025cm"/>
      <style:text-properties fo:font-family="'Times New Roman'" style:font-style-name="Normal" style:font-family-generic="roman"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'Times New Roman'" style:font-style-name="Normal" style:font-family-generic="roman" fo:font-size="12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width="0.025cm"/>
      <style:text-properties fo:font-family="'Times New Roman'" style:font-style-name="Normal" style:font-family-generic="roman" fo:font-size="10pt" style:font-size-asian="10pt" style:font-size-complex="10pt"/>
    </style:style>
    <style:style style:name="ch6" style:family="chart" style:data-style-name="N8000">
      <style:chart-properties chart:symbol-type="named-symbol" chart:symbol-name="circle" chart:symbol-width="0.15cm" chart:symbol-height="0.15cm" chart:link-data-style-to-source="false"/>
      <style:graphic-properties svg:stroke-width="0.025cm" svg:stroke-color="#ff0000" draw:fill-color="#ff0000" dr3d:edge-rounding="5%"/>
      <style:text-properties fo:font-size="10pt" style:font-size-asian="10pt" style:font-size-complex="10pt"/>
    </style:style>
    <style:style style:name="ch7" style:family="chart" style:data-style-name="N8000">
      <style:chart-properties chart:symbol-type="named-symbol" chart:symbol-name="asterisk" chart:symbol-width="0.15cm" chart:symbol-height="0.15cm" chart:link-data-style-to-source="false"/>
      <style:graphic-properties draw:stroke="dash" draw:stroke-dash="Fine_20_Dashed_20__28_var_29_" svg:stroke-width="0.025cm" svg:stroke-color="#990000" draw:fill-color="#990000"/>
      <style:text-properties fo:font-size="10pt" style:font-size-asian="10pt" style:font-size-complex="10pt"/>
    </style:style>
    <style:style style:name="ch8" style:family="chart" style:data-style-name="N8000">
      <style:chart-properties chart:symbol-type="named-symbol" chart:symbol-name="circle" chart:symbol-width="0.15cm" chart:symbol-height="0.15cm" chart:link-data-style-to-source="false"/>
      <style:graphic-properties svg:stroke-width="0.025cm" svg:stroke-color="#00cccc" draw:fill-color="#00cccc"/>
      <style:text-properties fo:font-size="10pt" style:font-size-asian="10pt" style:font-size-complex="10pt"/>
    </style:style>
    <style:style style:name="ch9" style:family="chart" style:data-style-name="N8000">
      <style:chart-properties chart:symbol-type="named-symbol" chart:symbol-name="asterisk" chart:symbol-width="0.15cm" chart:symbol-height="0.15cm" chart:link-data-style-to-source="false"/>
      <style:graphic-properties draw:stroke="dash" draw:stroke-dash="Fine_20_Dashed_20__28_var_29_" svg:stroke-width="0.025cm" svg:stroke-color="#006666" draw:fill-color="#006666"/>
      <style:text-properties fo:font-size="10pt" style:font-size-asian="10pt" style:font-size-complex="10pt"/>
    </style:style>
    <style:style style:name="ch10" style:family="chart">
      <style:graphic-properties draw:stroke="solid" svg:stroke-width="0.051cm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621cm" svg:height="10.161cm" xlink:href="." xlink:type="simple" chart:class="chart:line" chart:style-name="ch1">
        <chart:plot-area chart:style-name="ch2" chart:data-source-has-labels="both" svg:x="0.602cm" svg:y="0.947cm" svg:width="6.715cm" svg:height="7.874cm">
          <chartooo:coordinate-region svg:x="1.038cm" svg:y="1.145cm" svg:width="6.185cm" svg:height="7.033cm"/>
          <chart:axis chart:dimension="x" chart:name="primary-x" chart:style-name="ch3" chartooo:axis-type="text">
            <chart:title svg:x="3.409cm" svg:y="9.024cm" chart:style-name="ch4">
              <text:p>nmax</text:p>
            </chart:title>
            <chart:categories table:cell-range-address="local-table.$B$1:.$F$1"/>
          </chart:axis>
          <chart:axis chart:dimension="y" chart:name="primary-y" chart:style-name="ch5"/>
          <chart:series chart:style-name="ch6" chart:values-cell-range-address="local-table.$B$6:.$F$6" chart:label-cell-address="local-table.$A$6" chart:class="chart:line">
            <chart:data-point chart:repeated="5"/>
          </chart:series>
          <chart:series chart:style-name="ch7" chart:values-cell-range-address="local-table.$B$8:.$F$8" chart:label-cell-address="local-table.$A$8" chart:class="chart:line">
            <chart:data-point chart:repeated="5"/>
          </chart:series>
          <chart:series chart:style-name="ch8" chart:values-cell-range-address="local-table.$B$9:.$F$9" chart:label-cell-address="local-table.$A$9" chart:class="chart:line">
            <chart:data-point chart:repeated="5"/>
          </chart:series>
          <chart:series chart:style-name="ch9" chart:values-cell-range-address="local-table.$B$11:.$F$11" chart:label-cell-address="local-table.$A$1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/>
            <table:table-column table:visibility="collapse"/>
            <table:table-column table:number-columns-repeated="2"/>
            <table:table-column table:visibility="collapse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</table:table-row>
            <table:table-row>
              <table:table-cell office:value-type="string">
                <text:p/>
              </table:table-cell>
            </table:table-row>
            <table:table-row>
              <table:table-cell office:value-type="string">
                <text:p/>
              </table:table-cell>
            </table:table-row>
            <table:table-row>
              <table:table-cell office:value-type="string">
                <text:p/>
              </table:table-cell>
            </table:table-row>
            <table:table-row>
              <table:table-cell office:value-type="string">
                <text:p>FGSHT (mmax)</text:p>
              </table:table-cell>
              <table:table-cell office:value-type="float" office:value="0.211634666666665">
                <text:p>0.211634666666665</text:p>
              </table:table-cell>
              <table:table-cell office:value-type="float" office:value="0.787547333333333">
                <text:p>0.787547333333333</text:p>
              </table:table-cell>
              <table:table-cell office:value-type="float" office:value="1.64775">
                <text:p>1.64775</text:p>
              </table:table-cell>
              <table:table-cell office:value-type="float" office:value="3.70043766666665">
                <text:p>3.70043766666665</text:p>
              </table:table-cell>
              <table:table-cell office:value-type="float" office:value="6.37136499999996">
                <text:p>6.37136499999996</text:p>
              </table:table-cell>
            </table:table-row>
            <table:table-row>
              <table:table-cell office:value-type="string">
                <text:p/>
              </table:table-cell>
            </table:table-row>
            <table:table-row>
              <table:table-cell office:value-type="string">
                <text:p>FGSHT (nmax)</text:p>
              </table:table-cell>
              <table:table-cell office:value-type="float" office:value="3.03287199999999">
                <text:p>3.03287199999999</text:p>
              </table:table-cell>
              <table:table-cell office:value-type="float" office:value="3.46680633333333">
                <text:p>3.46680633333333</text:p>
              </table:table-cell>
              <table:table-cell office:value-type="float" office:value="4.09871066666667">
                <text:p>4.09871066666667</text:p>
              </table:table-cell>
              <table:table-cell office:value-type="float" office:value="5.15121733333334">
                <text:p>5.15121733333334</text:p>
              </table:table-cell>
              <table:table-cell office:value-type="float" office:value="6.32437199999995">
                <text:p>6.32437199999995</text:p>
              </table:table-cell>
            </table:table-row>
            <table:table-row>
              <table:table-cell office:value-type="string">
                <text:p>other (mmax)</text:p>
              </table:table-cell>
              <table:table-cell office:value-type="float" office:value="0.0373270000000013">
                <text:p>0.0373270000000013</text:p>
              </table:table-cell>
              <table:table-cell office:value-type="float" office:value="0.156309333333326">
                <text:p>0.156309333333326</text:p>
              </table:table-cell>
              <table:table-cell office:value-type="float" office:value="0.296287333333324">
                <text:p>0.296287333333324</text:p>
              </table:table-cell>
              <table:table-cell office:value-type="float" office:value="0.805210666666662">
                <text:p>0.805210666666662</text:p>
              </table:table-cell>
              <table:table-cell office:value-type="float" office:value="1.19681766666663">
                <text:p>1.19681766666663</text:p>
              </table:table-cell>
            </table:table-row>
            <table:table-row>
              <table:table-cell office:value-type="string">
                <text:p/>
              </table:table-cell>
            </table:table-row>
            <table:table-row>
              <table:table-cell office:value-type="string">
                <text:p>other (nmax)</text:p>
              </table:table-cell>
              <table:table-cell office:value-type="float" office:value="1.12782899999998">
                <text:p>1.12782899999998</text:p>
              </table:table-cell>
              <table:table-cell office:value-type="float" office:value="1.09383333333332">
                <text:p>1.09383333333332</text:p>
              </table:table-cell>
              <table:table-cell office:value-type="float" office:value="1.09683266666667">
                <text:p>1.09683266666667</text:p>
              </table:table-cell>
              <table:table-cell office:value-type="float" office:value="1.12882733333328">
                <text:p>1.12882733333328</text:p>
              </table:table-cell>
              <table:table-cell office:value-type="float" office:value="1.20315099999995">
                <text:p>1.203150999999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</office:styles>
</office:document-styles>
</file>